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2e7ee" officeooo:paragraph-rsid="0012e7ee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04ccec" officeooo:paragraph-rsid="0004ccec"/>
    </style:style>
    <style:style style:name="P10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63004" officeooo:paragraph-rsid="00063004"/>
    </style:style>
    <style:style style:name="P12" style:family="paragraph" style:parent-style-name="Standard">
      <style:text-properties officeooo:rsid="0007ab29" officeooo:paragraph-rsid="0007ab29"/>
    </style:style>
    <style:style style:name="P13" style:family="paragraph" style:parent-style-name="Standard">
      <style:text-properties officeooo:rsid="000d707d" officeooo:paragraph-rsid="000d707d"/>
    </style:style>
    <style:style style:name="P14" style:family="paragraph" style:parent-style-name="Standard">
      <style:text-properties officeooo:rsid="000efc93" officeooo:paragraph-rsid="000efc93"/>
    </style:style>
    <style:style style:name="P15" style:family="paragraph" style:parent-style-name="Standard">
      <style:text-properties officeooo:rsid="0012e7ee" officeooo:paragraph-rsid="0012e7ee"/>
    </style:style>
    <style:style style:name="P16" style:family="paragraph" style:parent-style-name="Standard">
      <style:text-properties officeooo:rsid="0012e7ee" officeooo:paragraph-rsid="00137324"/>
    </style:style>
    <style:style style:name="P17" style:family="paragraph" style:parent-style-name="Standard">
      <style:text-properties officeooo:rsid="00147814" officeooo:paragraph-rsid="00147814"/>
    </style:style>
    <style:style style:name="P18" style:family="paragraph" style:parent-style-name="Standard">
      <style:text-properties officeooo:rsid="00147814" officeooo:paragraph-rsid="00147814"/>
    </style:style>
    <style:style style:name="P19" style:family="paragraph" style:parent-style-name="Standard">
      <style:text-properties officeooo:rsid="0015f344" officeooo:paragraph-rsid="0015f344"/>
    </style:style>
    <style:style style:name="P20" style:family="paragraph" style:parent-style-name="Standard" style:list-style-name="L1">
      <style:text-properties officeooo:rsid="0015f344" officeooo:paragraph-rsid="0015f344"/>
    </style:style>
    <style:style style:name="P21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5f344" style:font-size-asian="16pt" style:font-weight-asian="bold" style:font-size-complex="16pt" style:font-weight-complex="bold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  <style:style style:name="T7" style:family="text">
      <style:text-properties officeooo:rsid="001373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10">Repositorios ECLIPSE</text:p>
      <text:p text:style-name="P9"/>
      <text:p text:style-name="P9">-Seleccionar la maquina virtual de Java:</text:p>
      <text:p text:style-name="P9"/>
      <text:p text:style-name="P9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9"/>
      <text:p text:style-name="P11">-Ir al compilador y observar que esta en la version 11</text:p>
      <text:p text:style-name="P11"/>
      <text:p text:style-name="P11">-Vamos a server:</text:p>
      <text:p text:style-name="P9"/>
      <text:p text:style-name="P9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9"/>
      <text:p text:style-name="P9"><text:span text:style-name="T2">-C</text:span>rear nuevo proyecto <text:span text:style-name="T2">o si ya esta creado saltar hasta el paso de Git</text:span></text:p>
      <text:p text:style-name="P9"/>
      <text:p text:style-name="P9">-<text:span text:style-name="T2">U</text:span>na vez creado <text:span text:style-name="T2">seleccionamos la maquina virtual y el servidor</text:span></text:p>
      <text:p text:style-name="P9"/>
      <text:p text:style-name="P9"><text:span text:style-name="T2"><text:tab/>P</text:span>roperties<text:span text:style-name="T2">(</text:span>del proyecto<text:span text:style-name="T2">) → </text:span>java build path → jre 11</text:p>
      <text:p text:style-name="P9"/>
      <text:p text:style-name="P11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1"/>
      <text:p text:style-name="P11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1"/>
      <text:p text:style-name="P11">-Create a new local git repository → Seleccionamo la ruta del workspace</text:p>
      <text:p text:style-name="P11"/>
      <text:p text:style-name="P12">-Configurar remote</text:p>
      <text:p text:style-name="P12"/>
      <text:p text:style-name="P12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2"><text:soft-page-break/><text:tab/><text:span text:style-name="T5">Ref mappings → create or edit a refspec → (+refs/heads/master:refs/heads/master) → Finish <text:tab/>→ SAVE</text:span></text:p>
      <text:p text:style-name="P13"><text:tab/>Configure fetch → <text:span text:style-name="T6">add </text:span>→ + → Next → <text:span text:style-name="T6">+refs/heads/master:refs/remote/origin/master</text:span></text:p>
      <text:p text:style-name="P13"><text:tab/></text:p>
      <text:p text:style-name="P14">window→ Show view → others → git staging</text:p>
      <text:p text:style-name="P12"/>
      <text:p text:style-name="P12"/>
      <text:p text:style-name="P11"/>
      <text:p text:style-name="P11"/>
      <text:p text:style-name="P8">Correr Servlets en Eclipse</text:p>
      <text:p text:style-name="P15"/>
      <text:p text:style-name="P15">Window → preferences → Server → RunTime Environment → Añadir Tomcat 8.0</text:p>
      <text:p text:style-name="P15"/>
      <text:p text:style-name="P15">Window → preferences → Java → Seleccionamos JDK11 → Compilador → Compiler compliance level 1.8</text:p>
      <text:p text:style-name="P15"/>
      <text:p text:style-name="P16">Window → preferences → Server → RunTime Environment → <text:span text:style-name="T7">Editamos Tomcat 8.0 → En JRE seleccionamos java JDK11</text:span></text:p>
      <text:p text:style-name="P16"/>
      <text:p text:style-name="P17">Properties del proyecto → Java Build Path → Revisamos que estamos en la version 11 → Add library → Server Runtime → Tomcat 8 → Remove en Tomcat 11</text:p>
      <text:p text:style-name="P15"/>
      <text:p text:style-name="P17">Properties del proyecto → Java Compiler → Compliance level 1.8</text:p>
      <text:p text:style-name="P17"/>
      <text:p text:style-name="P17">Properties del proyecto → Project Facets → Java: 1.8, Dynamic Web Modules: 3.1</text:p>
      <text:p text:style-name="P17"/>
      <text:p text:style-name="P17"/>
      <text:p text:style-name="P21">REQUISITOS PARA PROYECTO SERVLET</text:p>
      <text:p text:style-name="P19"/>
      <text:list xml:id="list2644345309" text:style-name="L1">
        <text:list-item>
          <text:p text:style-name="P20">Introducir cabecera y footer con JSP</text:p>
        </text:list-item>
        <text:list-item>
          <text:p text:style-name="P20">Hacer control de error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1-11-04T08:29:27.471123367</dc:date>
    <meta:editing-duration>PT56M30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2" meta:paragraph-count="40" meta:word-count="402" meta:character-count="2414" meta:non-whitespace-character-count="2040"/>
  </office:meta>
</office:document-meta>
</file>